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Dtetha (deg)</text:p>
          </table:table-cell>
          <table:table-cell office:value-type="string" calcext:value-type="string">
            <text:p>U(mV)</text:p>
          </table:table-cell>
          <table:table-cell office:value-type="string" calcext:value-type="string">
            <text:p>I (A)</text:p>
          </table:table-cell>
          <table:table-cell office:value-type="string" calcext:value-type="string">
            <text:p>R = 100 kohm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55.9</text:p>
          </table:table-cell>
          <table:table-cell table:formula="of:= ([.B2]*10^(-3))/(100*10^3)" office:value-type="float" office:value="0.000000559" calcext:value-type="float">
            <text:p>0.000000559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54.1</text:p>
          </table:table-cell>
          <table:table-cell table:formula="of:= ([.B3]*10^(-3))/(100*10^3)" office:value-type="float" office:value="0.000000541" calcext:value-type="float">
            <text:p>0.000000541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49.2</text:p>
          </table:table-cell>
          <table:table-cell table:formula="of:= ([.B4]*10^(-3))/(100*10^3)" office:value-type="float" office:value="0.000000492" calcext:value-type="float">
            <text:p>0.000000492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42.1</text:p>
          </table:table-cell>
          <table:table-cell table:formula="of:= ([.B5]*10^(-3))/(100*10^3)" office:value-type="float" office:value="0.000000421" calcext:value-type="float">
            <text:p>0.000000421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33.5</text:p>
          </table:table-cell>
          <table:table-cell table:formula="of:= ([.B6]*10^(-3))/(100*10^3)" office:value-type="float" office:value="0.000000335" calcext:value-type="float">
            <text:p>0.000000335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22.9</text:p>
          </table:table-cell>
          <table:table-cell table:formula="of:= ([.B7]*10^(-3))/(100*10^3)" office:value-type="float" office:value="0.000000229" calcext:value-type="float">
            <text:p>0.000000229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15.3</text:p>
          </table:table-cell>
          <table:table-cell table:formula="of:= ([.B8]*10^(-3))/(100*10^3)" office:value-type="float" office:value="0.000000153" calcext:value-type="float">
            <text:p>0.000000153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8.1</text:p>
          </table:table-cell>
          <table:table-cell table:formula="of:= ([.B9]*10^(-3))/(100*10^3)" office:value-type="float" office:value="0.000000081" calcext:value-type="float">
            <text:p>0.000000081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3.2</text:p>
          </table:table-cell>
          <table:table-cell table:formula="of:= ([.B10]*10^(-3))/(100*10^3)" office:value-type="float" office:value="0.000000032" calcext:value-type="float">
            <text:p>0.000000032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1.5</text:p>
          </table:table-cell>
          <table:table-cell table:formula="of:= ([.B11]*10^(-3))/(100*10^3)" office:value-type="float" office:value="0.000000015" calcext:value-type="float">
            <text:p>0.000000015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47P0" style:volatile="true">
      <number:number number:decimal-places="2" number:min-decimal-places="2" number:min-integer-digits="1" number:grouping="true"/>
      <number:text> </number:text>
      <number:currency-symbol number:language="de" number:country="LU">F</number:currency-symbol>
    </number:currency-style>
    <number:currency-style style:name="N147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LU">F</number:currency-symbol>
      <style:map style:condition="value()&gt;=0" style:apply-style-name="N147P0"/>
    </number:currency-style>
    <number:currency-style style:name="N122P0" style:volatile="true">
      <number:number number:decimal-places="2" number:min-decimal-places="0" number:min-integer-digits="1" number:decimal-replacement="--" number:grouping="true"/>
      <number:text> </number:text>
      <number:currency-symbol number:language="de" number:country="LU">F</number:currency-symbol>
    </number:currency-style>
    <number:currency-style style:name="N122">
      <style:text-properties fo:color="#ff0000"/>
      <number:text>-</number:text>
      <number:number number:decimal-places="2" number:min-decimal-places="0" number:min-integer-digits="1" number:decimal-replacement="--" number:grouping="true"/>
      <number:text> </number:text>
      <number:currency-symbol number:language="de" number:country="LU">F</number:currency-symbol>
      <style:map style:condition="value()&gt;=0" style:apply-style-name="N122P0"/>
    </number:currency-style>
    <number:currency-style style:name="N135P0" style:volatile="true">
      <number:number number:decimal-places="0" number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35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35P0"/>
    </number:currency-style>
    <number:number-style style:name="N124P0" style:volatile="true">
      <number:number number:decimal-places="2" number:min-decimal-places="2" number:min-integer-digits="1" number:grouping="true"/>
      <number:text> </number:text>
    </number:number-style>
    <number:number-style style:name="N124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4P0"/>
    </number:number-style>
    <number:currency-style style:name="N137P0" style:volatile="true">
      <number:number number:decimal-places="0" number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37">
      <number:text>-</number:text>
      <number:number number:decimal-places="0" number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37P0"/>
    </number:currency-style>
    <number:number-style style:name="N126P0" style:volatile="true">
      <number:number number:decimal-places="0" number:min-decimal-places="0" number:min-integer-digits="1" number:grouping="true"/>
      <number:text> </number:text>
    </number:number-style>
    <number:number-style style:name="N126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6P0"/>
    </number:number-style>
    <number:currency-style style:name="N131P0" style:volatile="true">
      <number:number number:decimal-places="2" number:min-decimal-places="0" number:min-integer-digits="1" number:decimal-replacement="--" number:grouping="true"/>
      <number:text> </number:text>
      <number:currency-symbol number:language="fr" number:country="FR">F</number:currency-symbol>
    </number:currency-style>
    <number:currency-style style:name="N131">
      <style:text-properties fo:color="#ff0000"/>
      <number:text>-</number:text>
      <number:number number:decimal-places="2" number:min-decimal-places="0" number:min-integer-digits="1" number:decimal-replacement="--" number:grouping="true"/>
      <number:text> </number:text>
      <number:currency-symbol number:language="fr" number:country="FR">F</number:currency-symbol>
      <style:map style:condition="value()&gt;=0" style:apply-style-name="N131P0"/>
    </number:currency-style>
    <number:currency-style style:name="N133P0" style:volatile="true">
      <number:number number:decimal-places="2" number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33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33P0"/>
    </number:currency-style>
    <number:currency-style style:name="N146P0" style:volatile="true">
      <number:number number:decimal-places="0" number:min-decimal-places="0" number:min-integer-digits="1" number:grouping="true"/>
      <number:text> </number:text>
      <number:currency-symbol number:language="de" number:country="LU">F</number:currency-symbol>
    </number:currency-style>
    <number:currency-style style:name="N146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de" number:country="LU">F</number:currency-symbol>
      <style:map style:condition="value()&gt;=0" style:apply-style-name="N146P0"/>
    </number:currency-style>
    <number:currency-style style:name="N136P0" style:volatile="true">
      <number:number number:decimal-places="2" number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36">
      <number:text>-</number:text>
      <number:number number:decimal-places="2" number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36P0"/>
    </number:currency-style>
    <number:date-style style:name="N140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41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currency-style style:name="N143P0" style:volatile="true">
      <number:number number:decimal-places="0" number:min-decimal-places="0" number:min-integer-digits="1" number:grouping="true"/>
      <number:text> </number:text>
      <number:currency-symbol number:language="de" number:country="LU">F</number:currency-symbol>
    </number:currency-style>
    <number:currency-style style:name="N143">
      <number:text>-</number:text>
      <number:number number:decimal-places="0" number:min-decimal-places="0" number:min-integer-digits="1" number:grouping="true"/>
      <number:text> </number:text>
      <number:currency-symbol number:language="de" number:country="LU">F</number:currency-symbol>
      <style:map style:condition="value()&gt;=0" style:apply-style-name="N143P0"/>
    </number:currency-style>
    <number:currency-style style:name="N145P0" style:volatile="true">
      <number:number number:decimal-places="2" number:min-decimal-places="2" number:min-integer-digits="1" number:grouping="true"/>
      <number:text> </number:text>
      <number:currency-symbol number:language="de" number:country="LU">F</number:currency-symbol>
    </number:currency-style>
    <number:currency-style style:name="N145">
      <number:text>-</number:text>
      <number:number number:decimal-places="2" number:min-decimal-places="2" number:min-integer-digits="1" number:grouping="true"/>
      <number:text> </number:text>
      <number:currency-symbol number:language="de" number:country="LU">F</number:currency-symbol>
      <style:map style:condition="value()&gt;=0" style:apply-style-name="N14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13T10:32:29.258688426</meta:creation-date>
    <dc:date>2023-12-13T10:50:07.934043254</dc:date>
    <meta:editing-duration>PT17M21S</meta:editing-duration>
    <meta:editing-cycles>4</meta:editing-cycles>
    <meta:generator>LibreOffice/7.3.7.2$Linux_X86_64 LibreOffice_project/30$Build-2</meta:generator>
    <meta:document-statistic meta:table-count="1" meta:cell-count="34" meta:object-count="0"/>
  </office:meta>
</office:document-meta>
</file>